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4455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4.34" calcext:value-type="float">
            <text:p>4.34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200 kWh</text:p>
          </table:table-cell>
          <table:table-cell office:value-type="float" office:value="1517.62" calcext:value-type="float">
            <text:p>1517.62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7</text:p>
          </table:table-cell>
          <table:table-cell office:value-type="float" office:value="268" calcext:value-type="float">
            <text:p>268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T-1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9.32" calcext:value-type="float">
            <text:p>9.32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232 kWh</text:p>
          </table:table-cell>
          <table:table-cell office:value-type="float" office:value="1753.98" calcext:value-type="float">
            <text:p>1753.9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303.67" calcext:value-type="float">
            <text:p>303.67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T-1</text:p>
          </table:table-cell>
          <table:table-cell office:value-type="float" office:value="2337.43" calcext:value-type="float">
            <text:p>2337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.43" calcext:value-type="float">
            <text:p>10.43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253 kWh</text:p>
          </table:table-cell>
          <table:table-cell office:value-type="float" office:value="1904.79" calcext:value-type="float">
            <text:p>1904.7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26.36" calcext:value-type="float">
            <text:p>326.36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T-1</text:p>
          </table:table-cell>
          <table:table-cell office:value-type="float" office:value="2512.5" calcext:value-type="float">
            <text:p>251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9.42" calcext:value-type="float">
            <text:p>9.42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224 kWh</text:p>
          </table:table-cell>
          <table:table-cell office:value-type="float" office:value="1679.21" calcext:value-type="float">
            <text:p>1679.2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92.03" calcext:value-type="float">
            <text:p>292.03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T-1</text:p>
          </table:table-cell>
          <table:table-cell office:value-type="float" office:value="2248.29" calcext:value-type="float">
            <text:p>2248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200 kWh</text:p>
          </table:table-cell>
          <table:table-cell office:value-type="float" office:value="1493.29" calcext:value-type="float">
            <text:p>1493.29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63.71" calcext:value-type="float">
            <text:p>263.71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T-1</text:p>
          </table:table-cell>
          <table:table-cell office:value-type="float" office:value="2021.76" calcext:value-type="float">
            <text:p>2021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9.04" calcext:value-type="float">
            <text:p>9.04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238 kWh</text:p>
          </table:table-cell>
          <table:table-cell office:value-type="float" office:value="1769.65" calcext:value-type="float">
            <text:p>1769.6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05.42" calcext:value-type="float">
            <text:p>305.42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T-1</text:p>
          </table:table-cell>
          <table:table-cell office:value-type="float" office:value="2350.6" calcext:value-type="float">
            <text:p>235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9.77" calcext:value-type="float">
            <text:p>9.77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249 kWh</text:p>
          </table:table-cell>
          <table:table-cell office:value-type="float" office:value="1844.03" calcext:value-type="float">
            <text:p>1844.0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16.54" calcext:value-type="float">
            <text:p>316.54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T-1</text:p>
          </table:table-cell>
          <table:table-cell office:value-type="float" office:value="2436.58" calcext:value-type="float">
            <text:p>2436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9.89" calcext:value-type="float">
            <text:p>9.89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239 kWh</text:p>
          </table:table-cell>
          <table:table-cell office:value-type="float" office:value="1762.71" calcext:value-type="float">
            <text:p>1762.71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04.07" calcext:value-type="float">
            <text:p>304.07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T-1</text:p>
          </table:table-cell>
          <table:table-cell office:value-type="float" office:value="2341.07" calcext:value-type="float">
            <text:p>2341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1.61" calcext:value-type="float">
            <text:p>11.61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282 kWh</text:p>
          </table:table-cell>
          <table:table-cell office:value-type="float" office:value="2042.4" calcext:value-type="float">
            <text:p>2042.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46.29" calcext:value-type="float">
            <text:p>346.29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T-1</text:p>
          </table:table-cell>
          <table:table-cell office:value-type="float" office:value="2666.48" calcext:value-type="float">
            <text:p>2666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9.93" calcext:value-type="float">
            <text:p>9.93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299 kWh</text:p>
          </table:table-cell>
          <table:table-cell office:value-type="float" office:value="2139.83" calcext:value-type="float">
            <text:p>2139.8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61.18" calcext:value-type="float">
            <text:p>361.18</text:p>
          </table:table-cell>
          <table:table-cell office:value-type="float" office:value="23.84" calcext:value-type="float">
            <text:p>23.84</text:p>
          </table:table-cell>
          <table:table-cell office:value-type="string" calcext:value-type="string">
            <text:p>T-1</text:p>
          </table:table-cell>
          <table:table-cell office:value-type="float" office:value="2778.98" calcext:value-type="float">
            <text:p>2778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8.76" calcext:value-type="float">
            <text:p>8.76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252 kWh</text:p>
          </table:table-cell>
          <table:table-cell office:value-type="float" office:value="1796.1" calcext:value-type="float">
            <text:p>1796.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08.95" calcext:value-type="float">
            <text:p>308.95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T-1</text:p>
          </table:table-cell>
          <table:table-cell office:value-type="float" office:value="2377.39" calcext:value-type="float">
            <text:p>2377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251 kWh</text:p>
          </table:table-cell>
          <table:table-cell office:value-type="float" office:value="1781.97" calcext:value-type="float">
            <text:p>1781.9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06.66" calcext:value-type="float">
            <text:p>306.66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T-1</text:p>
          </table:table-cell>
          <table:table-cell office:value-type="float" office:value="2351.09" calcext:value-type="float">
            <text:p>2351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15:15.137000000</meta:creation-date>
    <dc:date>2018-03-27T21:17:52.590000000</dc:date>
    <meta:editing-duration>PT2M37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